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6.293cm" fo:margin-left="1cm" table:align="left"/>
    </style:style>
    <style:style style:name="Tabella1.A" style:family="table-column">
      <style:table-column-properties style:column-width="16.293cm"/>
    </style:style>
    <style:style style:name="Tabella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562964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0ec9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39bdad" officeooo:paragraph-rsid="0039bdad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paragraph-rsid="00390ec9"/>
    </style:style>
    <style:style style:name="P11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2" style:family="paragraph" style:parent-style-name="Standard">
      <style:paragraph-properties fo:margin-top="0.101cm" fo:margin-bottom="0cm" loext:contextual-spacing="false"/>
      <style:text-properties officeooo:rsid="00235aa1" officeooo:paragraph-rsid="0057f4dc"/>
    </style:style>
    <style:style style:name="P13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18948f"/>
    </style:style>
    <style:style style:name="P14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562964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562964"/>
    </style:style>
    <style:style style:name="P1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1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562964" style:font-size-asian="14pt" style:font-size-complex="14pt"/>
    </style:style>
    <style:style style:name="P1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21" style:family="paragraph" style:parent-style-name="Table_20_Contents">
      <loext:graphic-properties draw:fill="solid" draw:fill-color="#ffff99" draw:opacity="100%"/>
      <style:paragraph-properties fo:background-color="#ffff99"/>
      <style:text-properties style:font-name="DejaVu Sans" fo:font-size="10pt" officeooo:rsid="0039bdad" officeooo:paragraph-rsid="0039bdad" style:font-size-asian="10pt" style:font-size-complex="10pt"/>
    </style:style>
    <style:style style:name="P22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43d2fc" officeooo:paragraph-rsid="0043d2fc"/>
    </style:style>
    <style:style style:name="P23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2c69d"/>
    </style:style>
    <style:style style:name="P24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562964"/>
    </style:style>
    <style:style style:name="P25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26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02a9e"/>
    </style:style>
    <style:style style:name="P27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239ec"/>
    </style:style>
    <style:style style:name="P2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2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2c69d"/>
    </style:style>
    <style:style style:name="P3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414d0f"/>
    </style:style>
    <style:style style:name="P31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562964"/>
    </style:style>
    <style:style style:name="P32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33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22c69d"/>
    </style:style>
    <style:style style:name="P34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02a9e"/>
    </style:style>
    <style:style style:name="P35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239ec"/>
    </style:style>
    <style:style style:name="P36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3239ec"/>
    </style:style>
    <style:style style:name="P37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32694d"/>
    </style:style>
    <style:style style:name="P38" style:family="paragraph" style:parent-style-name="Standard" style:list-style-name="L1">
      <style:paragraph-properties fo:margin-top="0.101cm" fo:margin-bottom="0cm" loext:contextual-spacing="false"/>
      <style:text-properties officeooo:rsid="0038996b" officeooo:paragraph-rsid="0038996b"/>
    </style:style>
    <style:style style:name="P39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57f4dc"/>
    </style:style>
    <style:style style:name="P40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390ec9" officeooo:paragraph-rsid="00390ec9"/>
    </style:style>
    <style:style style:name="P41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2c144a" officeooo:paragraph-rsid="002c144a"/>
    </style:style>
    <style:style style:name="P42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2c144a" officeooo:paragraph-rsid="002c144a"/>
    </style:style>
    <style:style style:name="T1" style:family="text">
      <style:text-properties officeooo:rsid="00108d6c"/>
    </style:style>
    <style:style style:name="T2" style:family="text">
      <style:text-properties fo:font-size="14pt" officeooo:rsid="00235aa1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402564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62964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8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9" style:family="text">
      <style:text-properties style:use-window-font-color="true" fo:font-size="14pt" fo:font-weight="bold" officeooo:rsid="002e9aec" style:font-size-asian="14pt" style:font-weight-asian="bold" style:font-size-complex="14pt" style:font-weight-complex="bold"/>
    </style:style>
    <style:style style:name="T10" style:family="text">
      <style:text-properties style:use-window-font-color="true" fo:font-size="14pt" fo:font-weight="bold" officeooo:rsid="00562964" style:font-size-asian="14pt" style:font-weight-asian="bold" style:font-size-complex="14pt" style:font-weight-complex="bold"/>
    </style:style>
    <style:style style:name="T11" style:family="text">
      <style:text-properties fo:font-size="12pt" officeooo:rsid="001f7d07" style:font-size-asian="12pt" style:font-size-complex="12pt"/>
    </style:style>
    <style:style style:name="T12" style:family="text">
      <style:text-properties fo:font-size="12pt" officeooo:rsid="0022c69d" style:font-size-asian="12pt" style:font-size-complex="12pt"/>
    </style:style>
    <style:style style:name="T13" style:family="text">
      <style:text-properties fo:font-size="12pt" officeooo:rsid="00414d0f" style:font-size-asian="12pt" style:font-size-complex="12pt"/>
    </style:style>
    <style:style style:name="T14" style:family="text">
      <style:text-properties fo:font-size="12pt" officeooo:rsid="0056895b" style:font-size-asian="12pt" style:font-size-complex="12pt"/>
    </style:style>
    <style:style style:name="T15" style:family="text">
      <style:text-properties officeooo:rsid="00289556"/>
    </style:style>
    <style:style style:name="T16" style:family="text">
      <style:text-properties officeooo:rsid="002afdff"/>
    </style:style>
    <style:style style:name="T17" style:family="text">
      <style:text-properties officeooo:rsid="00103f65"/>
    </style:style>
    <style:style style:name="T18" style:family="text">
      <style:text-properties officeooo:rsid="003239ec"/>
    </style:style>
    <style:style style:name="T19" style:family="text">
      <style:text-properties officeooo:rsid="00047f42"/>
    </style:style>
    <style:style style:name="T20" style:family="text">
      <style:text-properties officeooo:rsid="0032694d"/>
    </style:style>
    <style:style style:name="T21" style:family="text">
      <style:text-properties officeooo:rsid="003424c6"/>
    </style:style>
    <style:style style:name="T22" style:family="text">
      <style:text-properties officeooo:rsid="0034775d"/>
    </style:style>
    <style:style style:name="T23" style:family="text">
      <style:text-properties officeooo:rsid="0035938b"/>
    </style:style>
    <style:style style:name="T24" style:family="text">
      <style:text-properties officeooo:rsid="00367468"/>
    </style:style>
    <style:style style:name="T25" style:family="text">
      <style:text-properties officeooo:rsid="00391afa"/>
    </style:style>
    <style:style style:name="T26" style:family="text">
      <style:text-properties officeooo:rsid="003d7510"/>
    </style:style>
    <style:style style:name="T27" style:family="text">
      <style:text-properties officeooo:rsid="00414d0f"/>
    </style:style>
    <style:style style:name="T28" style:family="text">
      <style:text-properties officeooo:rsid="0043d2fc"/>
    </style:style>
    <style:style style:name="T29" style:family="text">
      <style:text-properties officeooo:rsid="004e1e39"/>
    </style:style>
    <style:style style:name="T30" style:family="text">
      <style:text-properties officeooo:rsid="0051b2bf"/>
    </style:style>
    <style:style style:name="T31" style:family="text">
      <style:text-properties officeooo:rsid="0051d4da"/>
    </style:style>
    <style:style style:name="T32" style:family="text">
      <style:text-properties officeooo:rsid="0052b405"/>
    </style:style>
    <style:style style:name="T33" style:family="text">
      <style:text-properties officeooo:rsid="00562964"/>
    </style:style>
    <style:style style:name="T34" style:family="text">
      <style:text-properties officeooo:rsid="0057f4dc"/>
    </style:style>
    <style:style style:name="T35" style:family="text">
      <style:text-properties officeooo:rsid="00597f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pan text:style-name="T1">UC3</text:span>: <text:span text:style-name="T15">Esporta Regola</text:span></text:p>
      <text:p text:style-name="P4"><text:s/></text:p>
      <text:p text:style-name="P19"><text:span text:style-name="T1">Test 1</text:span>:<text:tab/><text:span text:style-name="T16">Esportazione regola corretta, foglio di lavoro aperto</text:span></text:p>
      <text:p text:style-name="P15"/>
      <text:p text:style-name="P17">Input:</text:p>
      <text:list xml:id="list3076166377543829760" text:style-name="L1">
        <text:list-item>
          <text:p text:style-name="P25">Apertura di un foglio di lavoro selezionando: File/Nuova Regola</text:p>
        </text:list-item>
        <text:list-item>
          <text:p text:style-name="P32">Inserimento nome regola “rule_n”</text:p>
        </text:list-item>
        <text:list-item>
          <text:p text:style-name="P26">Inserimento Operatore selezionando: <text:span text:style-name="T17">Source</text:span>/<text:span text:style-name="T24">boolean</text:span></text:p>
        </text:list-item>
        <text:list-item>
          <text:p text:style-name="P34">Inserimento molteplicità 1</text:p>
        </text:list-item>
        <text:list-item>
          <text:p text:style-name="P34">Inserimento nome segnale: “<text:span text:style-name="T21">busy_1</text:span>”</text:p>
        </text:list-item>
        <text:list-item>
          <text:p text:style-name="P27">Inserimento Operatore selezionando: <text:span text:style-name="T22">NOTLogico</text:span>/<text:span text:style-name="T23">boolean</text:span></text:p>
        </text:list-item>
        <text:list-item>
          <text:p text:style-name="P27">Inserimento Operatore selezionando: <text:span text:style-name="T18">Sink</text:span>/<text:span text:style-name="T24">boolean</text:span></text:p>
        </text:list-item>
        <text:list-item>
          <text:p text:style-name="P35">Inserimento molteplicità 1</text:p>
        </text:list-item>
        <text:list-item>
          <text:p text:style-name="P35">Inserimento nome segnale: “<text:span text:style-name="T21">not</text:span>_<text:span text:style-name="T21">busy</text:span>”</text:p>
        </text:list-item>
        <text:list-item>
          <text:p text:style-name="P36">Collegamento <text:span text:style-name="T19">della porta di output dell’ operatore Source con la porta di input dell’operatore NOTLogico</text:span></text:p>
        </text:list-item>
        <text:list-item>
          <text:p text:style-name="P37">Collegamento della porta di output dell’operatore NOTLogico con <text:span text:style-name="T29">la</text:span> porta di input dell’operatore Sink</text:p>
        </text:list-item>
        <text:list-item>
          <text:p text:style-name="P28"><text:span text:style-name="T20">Esportazione selezionando</text:span> <text:span text:style-name="T20">dal menu File/Esporta Regola</text:span></text:p>
        </text:list-item>
        <text:list-item>
          <text:p text:style-name="P38">Inserimento nome e destinazione di salvataggio <text:span text:style-name="T25">(e successiva conferma)</text:span></text:p>
        </text:list-item>
      </text:list>
      <text:p text:style-name="P17">Output atteso:</text:p>
      <text:list xml:id="list3080441580926728778" text:style-name="L2">
        <text:list-header>
          <text:p text:style-name="P40">Il sistema fornisce un file .xml contenente la regola che rispetta il seguen<text:span text:style-name="T26">t</text:span>e formato:</text:p>
          <text:p text:style-name="P40"/>
        </text:list-header>
      </text:list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1">&lt;?xml version="1.0" standalone="no"?&gt; &lt;!DOCTYPE model PUBLIC "-//UC Berkeley//DTD MoML 1//EN" "http://ptolemy.eecs.berkeley.edu/xml/dtd/MoML_1.dtd"&gt;</text:p>
            <text:p text:style-name="P21">&lt;model="rule_n" class="package.Rule"&gt;</text:p>
            <text:p text:style-name="P21"><text:tab/>&lt;entity name="Source_[id1]" class="package.Source"/&gt;</text:p>
            <text:p text:style-name="P21"><text:tab/><text:tab/>&lt;property name="sensorId_1" value="busy_1"/&gt;</text:p>
            <text:p text:style-name="P21"><text:tab/><text:tab/>&lt;port name="out_1" class="package.OPort"/&gt;</text:p>
            <text:p text:style-name="P21"><text:tab/>&lt;/entity&gt;</text:p>
            <text:p text:style-name="P21"><text:tab/>&lt;entity name="NOTLogico_[id2]" class="package.NOTLogico"&gt;</text:p>
            <text:p text:style-name="P21"><text:tab/><text:tab/>&lt;port name="in_1" class="package.IPort"/&gt;</text:p>
            <text:p text:style-name="P21"><text:tab/><text:tab/>&lt;port name="out_1" class="package.OPort"/&gt;</text:p>
            <text:p text:style-name="P21"><text:tab/>&lt;/entity&gt;</text:p>
            <text:p text:style-name="P21"><text:tab/>&lt;entity name="Sink_[id3]" class="package.Sink"/&gt;</text:p>
            <text:p text:style-name="P21"><text:tab/><text:tab/>&lt;property name="sensorId_1" value="not_busy"/&gt;</text:p>
            <text:p text:style-name="P21"><text:tab/><text:tab/>&lt;port name="in_1" class="package.IPort"/&gt;</text:p>
            <text:p text:style-name="P21"><text:tab/>&lt;/entity&gt;</text:p>
            <text:p text:style-name="P21"><text:tab/>&lt;relation name="r_[id4]" class="package.Relation"/&gt;</text:p>
            <text:p text:style-name="P21"><text:tab/><text:tab/>&lt;link port="Source_[id1].out_1" relation="r_[id4]"/&gt;</text:p>
            <text:p text:style-name="P21"><text:tab/><text:tab/>&lt;link port="NOTLogico_[id2].in_1" relation="r_[id4]"/&gt;</text:p>
            <text:p text:style-name="P21"><text:tab/>&lt;relation name="r_[id5]" class="package.Relation"/&gt;</text:p>
            <text:p text:style-name="P21"><text:tab/><text:tab/>&lt;link port="NOTLogico_[id2].out_1" relation="r_[id5]"/&gt;</text:p>
            <text:p text:style-name="P21"><text:tab/><text:tab/>&lt;link port="Sink_[id3].in_1" relation="r_[id5]"/&gt;</text:p>
            <text:p text:style-name="P21">&lt;/model&gt;</text:p>
          </table:table-cell>
        </table:table-row>
      </table:table>
      <text:p text:style-name="P6">(Il testo dell’XML precedente è stato formattato per chiarezza, l’output fornito non sarà formattato)</text:p>
      <text:p text:style-name="P5"/>
      <text:p text:style-name="P10"/>
      <text:p text:style-name="P1"><text:tab/><text:span text:style-name="T3">Test </text:span><text:span text:style-name="T4">2</text:span><text:span text:style-name="T5">:<text:tab/> </text:span><text:span text:style-name="T9">Esportazione regola non corretta, </text:span><text:span text:style-name="T10">foglio di lavoro aperto</text:span></text:p>
      <text:p text:style-name="P15"/>
      <text:p text:style-name="P17">Input:</text:p>
      <text:list xml:id="list5396296584532355061" text:style-name="L3">
        <text:list-item>
          <text:p text:style-name="P29">Apertura di un foglio di lavoro selezionando: File/Nuova Regola</text:p>
        </text:list-item>
        <text:list-item>
          <text:p text:style-name="P33">Inserimento nome regola “rule_n”</text:p>
        </text:list-item>
        <text:list-item>
          <text:p text:style-name="P29">Inserimento Operatore selezionando: <text:span text:style-name="T27">Disgregatore/long</text:span></text:p>
        </text:list-item>
        <text:list-item>
          <text:p text:style-name="P30"><text:span text:style-name="T20">Esportazione selezionando</text:span> <text:span text:style-name="T20">dal menu File/Esporta Regola</text:span></text:p>
        </text:list-item>
      </text:list>
      <text:p text:style-name="P17">Output atteso:</text:p>
      <text:p text:style-name="P23"><text:span text:style-name="T12">Il sistema mostra</text:span><text:span text:style-name="T11"> un messaggio di errore </text:span><text:span text:style-name="T12">atto a </text:span><text:span text:style-name="T13">gli errori riscontrati, in questo caso risultano essere: Mancanza porta di ingresso, mancanza porta di uscita, non tutto collegato</text:span></text:p>
      <text:p text:style-name="P13"/>
      <text:p text:style-name="P13"/>
      <text:p text:style-name="P13"/>
      <text:p text:style-name="P13"/>
      <text:p text:style-name="P2"><text:span text:style-name="T3"><text:tab/>Test </text:span><text:span text:style-name="T6">3</text:span><text:span text:style-name="T5">:<text:tab/> </text:span><text:span text:style-name="T9">Esportazione regola, </text:span><text:span text:style-name="T10">senza</text:span><text:span text:style-name="T9"> </text:span><text:span text:style-name="T10">foglio di lavoro</text:span></text:p>
      <text:p text:style-name="P16"/>
      <text:p text:style-name="P18">Input:</text:p>
      <text:list xml:id="list2113039627976520649" text:style-name="L4">
        <text:list-item>
          <text:p text:style-name="P31"><text:span text:style-name="T33">Tentativo di esportazione selezionando</text:span> <text:span text:style-name="T33">il menu File</text:span></text:p>
        </text:list-item>
      </text:list>
      <text:p text:style-name="P18">Output atteso:</text:p>
      <text:p text:style-name="P24"><text:span text:style-name="T12">Il sistema mostra</text:span><text:span text:style-name="T11"> </text:span><text:span text:style-name="T14">il pulsante esporta regola come disabilitato, impedendo la selezione</text:span></text:p>
      <text:p text:style-name="P14"/>
      <text:p text:style-name="P7"/>
      <text:p text:style-name="P7"/>
      <text:p text:style-name="P7"/>
      <text:p text:style-name="P7"/>
      <text:p text:style-name="P15"/>
      <text:p text:style-name="P3"><text:span text:style-name="T2"><text:tab/></text:span><text:span text:style-name="T7">Note</text:span><text:span text:style-name="T8">:</text:span></text:p>
      <text:p text:style-name="P12"><text:tab/>Rispetto al UC<text:span text:style-name="T34">3</text:span> riportato nel SRS sono state effettuate le seguenti modifiche (come già <text:tab/>evidenziato nelle note delle fasi precedenti):</text:p>
      <text:list xml:id="list999381813429895485" text:style-name="L5">
        <text:list-item>
          <text:p text:style-name="P39">Non è presente lo scenario alternativo 4 a</text:p>
        </text:list-item>
      </text:list>
      <text:p text:style-name="P11"/>
      <text:p text:style-name="P42"><text:span text:style-name="T28">La procedura</text:span> relativ<text:span text:style-name="T30">a</text:span> al salvataggio <text:span text:style-name="T32">(inserimento nome / luogo salvataggio ed effettivo salvataggio)</text:span> <text:span text:style-name="T31">è</text:span> gestit<text:span text:style-name="T31">a</text:span> dal browser, non dal nostro sistema <text:span text:style-name="T35">perciò è considerata esclusa da un’analisi più approfondita</text:span></text:p>
      <text:p text:style-name="P41"/>
      <text:p text:style-name="P22">Testing più approfondito della verifica correttezza (utilizzata dalla procedura di esportazione) è effettuato nell’apposita sezione</text:p>
      <text:p text:style-name="P11"/>
      <text:p text:style-name="P20">I test sono generalmente scritti come effettuati su operatori diversi, in modo da verificare <text:s/>il corretto funzionamento del maggior numero possibile di 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8T15:06:28.093312878</dc:date>
    <meta:editing-duration>PT3H10M55S</meta:editing-duration>
    <meta:editing-cycles>68</meta:editing-cycles>
    <meta:generator>LibreOffice/5.1.6.2$Linux_X86_64 LibreOffice_project/10m0$Build-2</meta:generator>
    <meta:document-statistic meta:table-count="1" meta:image-count="0" meta:object-count="0" meta:page-count="2" meta:paragraph-count="61" meta:word-count="399" meta:character-count="3357" meta:non-whitespace-character-count="3001"/>
  </office:meta>
</office:document-meta>
</file>